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200%"/>
      <style:text-properties style:font-name="Liberation Serif" officeooo:rsid="0009329e" officeooo:paragraph-rsid="000a928b"/>
    </style:style>
    <style:style style:name="P2" style:family="paragraph" style:parent-style-name="Standard">
      <style:paragraph-properties fo:margin-top="0cm" fo:margin-bottom="0cm" loext:contextual-spacing="false" fo:line-height="200%"/>
      <style:text-properties style:font-name="Liberation Serif" officeooo:rsid="000a928b" officeooo:paragraph-rsid="000c5812"/>
    </style:style>
    <style:style style:name="P3" style:family="paragraph" style:parent-style-name="Heading_20_1">
      <style:paragraph-properties fo:margin-top="0cm" fo:margin-bottom="0cm" loext:contextual-spacing="false" fo:line-height="200%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0a928b" style:font-size-asian="16pt" style:font-size-complex="16pt"/>
    </style:style>
    <style:style style:name="T3" style:family="text">
      <style:text-properties fo:font-size="16pt" officeooo:rsid="001274c1" style:font-size-asian="16pt" style:font-size-complex="16pt"/>
    </style:style>
    <style:style style:name="T4" style:family="text">
      <style:text-properties officeooo:rsid="000a928b"/>
    </style:style>
    <style:style style:name="T5" style:family="text">
      <style:text-properties officeooo:rsid="000bf242"/>
    </style:style>
    <style:style style:name="T6" style:family="text">
      <style:text-properties officeooo:rsid="000c5812"/>
    </style:style>
    <style:style style:name="T7" style:family="text">
      <style:text-properties officeooo:rsid="001274c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text:span text:style-name="Strong_20_Emphasis"><text:span text:style-name="T1">Bridging </text:span></text:span><text:span text:style-name="Strong_20_Emphasis"><text:span text:style-name="T3">C</text:span></text:span><text:span text:style-name="Strong_20_Emphasis"><text:span text:style-name="T1">hapter 1 and </text:span></text:span><text:span text:style-name="Strong_20_Emphasis"><text:span text:style-name="T3">C</text:span></text:span><text:span text:style-name="Strong_20_Emphasis"><text:span text:style-name="T1">hapter 2</text:span></text:span></text:h>
      <text:p text:style-name="P1">In <text:span text:style-name="T7">C</text:span>hapter 1, I ask how well can we predict the entire set of potential predator-prey interactions among terrestrial vertebrates when we have a subset of all <text:span text:style-name="T7">trophic</text:span> interactions. This type of predictions represents interpolation as we estimate interactions within the same community from which the data used to calibrate the model comes from. <text:span text:style-name="T4">I showed that even with a fraction of all interactions, we are able to estimate the full European vertebrate food web reasonably well. This findings show the potential of trait-based models to fill some of the knowledge gaps on species interactions </text:span><text:span text:style-name="T7">when we have incomplete food webs</text:span><text:span text:style-name="T4">. </text:span></text:p>
      <text:p text:style-name="P1"/>
      <text:p text:style-name="P1">However, in many ecosystems, we have little to no data on how species interact. In these instances, we <text:span text:style-name="T4">need to estimate the food web using a model calibrated on data from other, better documented, ecosystems. The success of the extrapolation of trait-based models rely on how general are the relationships between the traits of predators and prey across taxa and ecosystems. This question is the focus of </text:span><text:span text:style-name="T7">C</text:span><text:span text:style-name="T4">hapter 2 which test the transferability of trait-based model</text:span><text:span text:style-name="T7">s</text:span><text:span text:style-name="T4"> of trophic interactions across four contrasting food webs of terrestrial vertebrates: Northern Québec and Labrador, entire Europe, the eastern Pyrenees, and the Serengeti Savannah.</text:span></text:p>
      <text:p text:style-name="P1"/>
      <text:p text:style-name="P2"><text:span text:style-name="T7">Additionally, i</text:span>n <text:span text:style-name="T7">C</text:span>hapter 1, I showed that the number of interactions tended to be overestimated, but I did not investigate other food web properties. In <text:span text:style-name="T7">C</text:span>hapter 2, I test whether <text:span text:style-name="T6">interaction </text:span>prediction<text:span text:style-name="T6">s</text:span> scale-up to predict higher-level properties (<text:span text:style-name="T6">i.e., </text:span>species positions within the food web and food web properties). If higher-level properties are well predicted by interaction models, it would indicate that food webs are mainly driven by species-<text:span text:style-name="T6">level</text:span> constraints. In contrast, if higher-level properties are <text:span text:style-name="T5">not </text:span>well predicted, it would indicate that food webs are <text:span text:style-name="T5">also driven by other, higher-level factors, such as </text:span><text:span text:style-name="T6">dynamical</text:span><text:span text:style-name="T5">, </text:span><text:span text:style-name="T6">environmental, </text:span><text:span text:style-name="T5">spatial, or temporal constraint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ominique Caron</meta:initial-creator>
    <meta:creation-date>2024-02-05T13:45:02.390236864</meta:creation-date>
    <meta:generator>LibreOffice/6.4.7.2$Linux_X86_64 LibreOffice_project/40$Build-2</meta:generator>
    <dc:date>2024-06-03T10:22:34.801965550</dc:date>
    <dc:creator>Dominique Caron</dc:creator>
    <meta:editing-duration>PT35M51S</meta:editing-duration>
    <meta:editing-cycles>8</meta:editing-cycles>
    <meta:document-statistic meta:table-count="0" meta:image-count="0" meta:object-count="0" meta:page-count="1" meta:paragraph-count="4" meta:word-count="306" meta:character-count="1988" meta:non-whitespace-character-count="1685"/>
  </office:meta>
</office:document-meta>
</file>